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7.35mm"/>
    </style:style>
    <style:style style:name="co2" style:family="table-column">
      <style:table-column-properties fo:break-before="auto" style:column-width="283.4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minim"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MTD_UBI_BEB_LIMIT</text:p>
          </table:table-cell>
          <table:table-cell office:value-type="string" calcext:value-type="string">
            <text:p>This option specifies the maximum bad physical eraseblocks UBI expects on the MTD device (per 1024 eraseblocks). If the underlying flash does not admit of bad eraseblocks (e.g. NOR flash), this value is ignored. <text:s/>NAND datasheets often specify the minimum and maximum NVM (Number of Valid Blocks) for the flashes' endurance lifetime. The maximum expected bad eraseblocks per 1024 eraseblocks then can be calculated as 1024 * (1 - MinNVB / MaxNVB), which gives 20 for most NANDs (MaxNVB is basically the total count of eraseblocks on the chip). <text:s/>To put it differently, if this value is 20, UBI will try to reserve about 1.9% of physical eraseblocks for bad blocks handling. And that will be 1.9% of eraseblocks on the entire NAND chip, not just the MTD partition UBI attaches. This means that if you have, say, a NAND flash chip admits maximum 40 bad eraseblocks, and it is split on two MTD partitions of the same size, UBI will reserve 40 eraseblocks when attaching a partition. <text:s/>This option can be overridden by the mtd= UBI module parameter or by the attach ioctl. <text:s/>Leave the default value if unsure.</text:p>
          </table:table-cell>
          <table:table-cell table:number-columns-repeated="1022"/>
        </table:table-row>
        <table:table-row table:style-name="ro1">
          <table:table-cell office:value-type="string" calcext:value-type="string">
            <text:p>BLK_DEV_RAM</text:p>
          </table:table-cell>
          <table:table-cell office:value-type="string" calcext:value-type="string">
            <text:p>Saying Y here will allow you to use a portion of your RAM memory as a block device, so that you can make file systems on it, read and write to it and do all the other things that you can do with normal block devices (such as hard drives). It is usually used to load and store a copy of a minimal root file system off of a floppy into RAM during the initial install of Linux. <text:s/>Note that the kernel command line option ramdisk=XX is now obsolete. For details, read &lt;file:Documentation/blockdev/ramdisk.txt&gt;. <text:s/>To compile this driver as a module, choose M here: the module will be called brd. An alias rd has been defined for historical reasons. <text:s/>Most normal users won't need the RAM disk functionality, and can thus say N here.</text:p>
          </table:table-cell>
          <table:table-cell table:number-columns-repeated="1022"/>
        </table:table-row>
        <table:table-row table:style-name="ro1">
          <table:table-cell office:value-type="string" calcext:value-type="string">
            <text:p>SCSI_EATA_MAX_TAGS</text:p>
          </table:table-cell>
          <table:table-cell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number-columns-repeated="1022"/>
        </table:table-row>
        <table:table-row table:style-name="ro1">
          <table:table-cell office:value-type="string" calcext:value-type="string">
            <text:p>SCSI_IBMVFC_TRACE</text:p>
          </table:table-cell>
          <table:table-cell office:value-type="string" calcext:value-type="string">
            <text:p>If you say Y here, the driver will trace all commands issued to the adapter. Performance impact is minimal. Trace can be dumped using /sys/class/scsi_host/hostXX/trace.</text:p>
          </table:table-cell>
          <table:table-cell table:number-columns-repeated="1022"/>
        </table:table-row>
        <table:table-row table:style-name="ro1">
          <table:table-cell office:value-type="string" calcext:value-type="string">
            <text:p>SCSI_IPR_TRACE</text:p>
          </table:table-cell>
          <table:table-cell office:value-type="string" calcext:value-type="string">
            <text:p>If you say Y here, the driver will trace all commands issued to the adapter. Performance impact is minimal. Trace can be dumped using /sys/bus/class/scsi_host/hostXX/trace.</text:p>
          </table:table-cell>
          <table:table-cell table:number-columns-repeated="1022"/>
        </table:table-row>
        <table:table-row table:style-name="ro1">
          <table:table-cell office:value-type="string" calcext:value-type="string">
            <text:p>SCSI_NCR53C8XX_MAX_TAGS</text:p>
          </table:table-cell>
          <table:table-cell office:value-type="string" calcext:value-type="string">
            <text:p>This option allows you to specify the maximum number of commands that can be queued to any device, when tagged command queuing is possible. The default value is 32. Minimum is 2, maximum is 64. Modern hard disks are able to support 64 tags and even more, but do not seem to be faster when more than 32 tags are being used. <text:s/>So, the normal answer here is to go with the default value 32 unless you are using very large hard disks with large cache (&gt;= 1 MB) that are able to take advantage of more than 32 tagged commands. <text:s/>There is no safe option and the default answer is recommended.</text:p>
          </table:table-cell>
          <table:table-cell table:number-columns-repeated="1022"/>
        </table:table-row>
        <table:table-row table:style-name="ro1">
          <table:table-cell office:value-type="string" calcext:value-type="string">
            <text:p>MLXSW_MINIMAL</text:p>
          </table:table-cell>
          <table:table-cell office:value-type="string" calcext:value-type="string">
            <text:p>This driver supports I2C access for Mellanox Technologies Switch ASICs. <text:s/>To compile this driver as a module, choose M here: the module will be called mlxsw_minimal.</text:p>
          </table:table-cell>
          <table:table-cell table:number-columns-repeated="1022"/>
        </table:table-row>
        <table:table-row table:style-name="ro1">
          <table:table-cell office:value-type="string" calcext:value-type="string">
            <text:p>PLIP</text:p>
          </table:table-cell>
          <table:table-cell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 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number-columns-repeated="1022"/>
        </table:table-row>
        <table:table-row table:style-name="ro1">
          <table:table-cell office:value-type="string" calcext:value-type="string">
            <text:p>B43LEGACY_DEBUG</text:p>
          </table:table-cell>
          <table:table-cell office:value-type="string" calcext:value-type="string">
            <text:p>Say Y, because this information will help you get the driver running. This option generates a minimum of log output.</text:p>
          </table:table-cell>
          <table:table-cell table:number-columns-repeated="1022"/>
        </table:table-row>
        <table:table-row table:style-name="ro1">
          <table:table-cell office:value-type="string" calcext:value-type="string">
            <text:p>GPIO_SYSFS</text:p>
          </table:table-cell>
          <table:table-cell office:value-type="string" calcext:value-type="string">
            <text:p>Say Y here to add a sysfs interface for GPIOs. <text:s/>This is mostly useful to work around omissions in a system's kernel support. <text:s/>Those are common in custom and semicustom hardware assembled using standard kernels with a minimum of custom patches. <text:s/>In those cases, userspace code may import a given GPIO from the kernel, if no kernel driver requested it. <text:s/>Kernel drivers may also request that a particular GPIO be exported to userspace. this can be useful when debugging.</text:p>
          </table:table-cell>
          <table:table-cell table:number-columns-repeated="1022"/>
        </table:table-row>
        <table:table-row table:style-name="ro1">
          <table:table-cell office:value-type="string" calcext:value-type="string">
            <text:p>HP_WATCHDOG</text:p>
          </table:table-cell>
          <table:table-cell office:value-type="string" calcext:value-type="string">
            <text:p>A software monitoring watchdog and NMI sourcing driver. This driver will detect lockups and provide a stack trace. This is a driver that will only load on an HP ProLiant system with a minimum of iLO2 support. To compile this driver as a module, choose M here: the module will be called hpwdt.</text:p>
          </table:table-cell>
          <table:table-cell table:number-columns-repeated="1022"/>
        </table:table-row>
        <table:table-row table:style-name="ro1">
          <table:table-cell office:value-type="string" calcext:value-type="string">
            <text:p>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FB_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SND_AC97_POWER_SAVE</text:p>
          </table:table-cell>
          <table:table-cell office:value-type="string" calcext:value-type="string">
            <text:p>Say Y here to enable the aggressive power-saving support of AC97 codecs. <text:s/>In this mode, the power-mode is dynamically controlled at each open/close. <text:s/>The mode is activated by passing 'power_save=X' to the snd-ac97-codec driver module, where 'X' is the time-out value, a nonnegative integer that specifies how many seconds of idle time the driver must count before it may put the AC97 into power-save mode. <text:s/>a value of 0 (zero) disables the use of this power-save mode. <text:s/>After the snd-ac97-codec driver module has been loaded, the 'power_save' parameter can be set via sysfs as follows: <text:s text:c="3"/>echo 10 &gt; /sys/module/snd_ac97_codec/parameters/power_save <text:s/>In this case, the time-out is set to 10 seconds. setting the time-out to 1 second (the minimum activation value) isn't recommended because many applications try to reopen the device frequently. <text:s/>A value of 10 seconds would be a good choice for normal operations. <text:s/>See Documentation/sound/alsa/powersave.txt for more details.</text:p>
          </table:table-cell>
          <table:table-cell table:number-columns-repeated="1022"/>
        </table:table-row>
        <table:table-row table:style-name="ro1">
          <table:table-cell office:value-type="string" calcext:value-type="string">
            <text:p>USB_CONFIGFS_EEM</text:p>
          </table:table-cell>
          <table:table-cell office:value-type="string" calcext:value-type="string">
            <text:p>CDC EEM is a newer USB standard that is somewhat simpler than CDC ECM and therefore can be supported by more hardware. <text:s/>Technically ECM and EEM are designed for different applications. <text:s/>The ECM model extends the network interface to the target (e.g. a USB cable modem), and the EEM model is for mobile devices to communicate with hosts using ethernet over USB. <text:s/>For Linux gadgets, however, the interface with the host is the same (a usbX device), so the differences are minimal.</text:p>
          </table:table-cell>
          <table:table-cell table:number-columns-repeated="1022"/>
        </table:table-row>
        <table:table-row table:style-name="ro1">
          <table:table-cell office:value-type="string" calcext:value-type="string">
            <text:p>USB_ETH_EEM</text:p>
          </table:table-cell>
          <table:table-cell office:value-type="string" calcext:value-type="string">
            <text:p>CDC EEM is a newer USB standard that is somewhat simpler than CDC ECM and therefore can be supported by more hardware. <text:s/>Technically ECM and EEM are designed for different applications. <text:s/>The ECM model extends the network interface to the target (e.g. a USB cable modem), and the EEM model is for mobile devices to communicate with hosts using ethernet over USB. <text:s/>For Linux gadgets, however, the interface with the host is the same (a usbX device), so the differences are minimal. <text:s/>If you say y here, the Ethernet gadget driver will use the EEM protocol rather than ECM. <text:s/>If unsure, say n.</text:p>
          </table:table-cell>
          <table:table-cell table:number-columns-repeated="1022"/>
        </table:table-row>
        <table:table-row table:style-name="ro1">
          <table:table-cell table:style-name="ce2" office:value-type="string" calcext:value-type="string">
            <text:p>HWSPINLOCK_SIRF</text:p>
          </table:table-cell>
          <table:table-cell table:style-name="ce2" office:value-type="string" calcext:value-type="string">
            <text:p>Say y here to support the SIRF Hardware Spinlock device, which provides a synchronisation mechanism for the various processors on the SoC. <text:s/>It's safe to say n here if you're not interested in SIRF hardware spinlock or just want a bare minimum kernel.</text:p>
          </table:table-cell>
          <table:table-cell table:style-name="ce2" table:number-columns-repeated="1022"/>
        </table:table-row>
        <table:table-row table:style-name="ro1">
          <table:table-cell table:style-name="ce2" office:value-type="string" calcext:value-type="string">
            <text:p>OMAP_REMOTEPROC</text:p>
          </table:table-cell>
          <table:table-cell table:style-name="ce2" office:value-type="string" calcext:value-type="string">
            <text:p>Say y here to support OMAP's remote processors (dual M3 and DSP on OMAP4) via the remote processor framework. <text:s/>Currently only supported on OMAP4. <text:s/>Usually you want to say Y here, in order to enable multimedia use-cases to run on your platform (multimedia codecs are offloaded to remote DSP processors using this framework). <text:s/>It's safe to say N here if you're not interested in multimedia offloading or just want a bare minimum kernel.</text:p>
          </table:table-cell>
          <table:table-cell table:style-name="ce2" table:number-columns-repeated="1022"/>
        </table:table-row>
        <table:table-row table:style-name="ro1">
          <table:table-cell office:value-type="string" calcext:value-type="string">
            <text:p>KEYSTONE_REMOTEPROC</text:p>
          </table:table-cell>
          <table:table-cell office:value-type="string" calcext:value-type="string">
            <text:p>Say Y here here to support Keystone remote processors (DSP) via the remote processor framework. <text:s/>It's safe to say N here if you're not interested in the Keystone DSPs or just want to use a bare minimum kernel.</text:p>
          </table:table-cell>
          <table:table-cell table:number-columns-repeated="1022"/>
        </table:table-row>
        <table:table-row table:style-name="ro1">
          <table:table-cell office:value-type="string" calcext:value-type="string">
            <text:p>DEVFREQ_GOV_POWERSAVE</text:p>
          </table:table-cell>
          <table:table-cell office:value-type="string" calcext:value-type="string">
            <text:p>Sets the frequency at the minimum available frequency. This governor always returns 0 as frequency so that the DEVFREQ framework returns the lowest frequency available at any time.</text:p>
          </table:table-cell>
          <table:table-cell table:number-columns-repeated="1022"/>
        </table:table-row>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ARCH_MMAP_RND_BITS</text:p>
          </table:table-cell>
          <table:table-cell office:value-type="string" calcext:value-type="string">
            <text:p>This value can be used to select the number of bits to use to determine the random offset to the base address of vma regions resulting from mmap allocations. This value will be bounded by the architecture's minimum and maximum supported values. <text:s/>This value can be changed after boot using the /proc/sys/vm/mmap_rnd_bits tunable</text:p>
          </table:table-cell>
          <table:table-cell table:number-columns-repeated="1022"/>
        </table:table-row>
        <table:table-row table:style-name="ro1">
          <table:table-cell office:value-type="string" calcext:value-type="string">
            <text:p>ARCH_MMAP_RND_COMPAT_BITS</text:p>
          </table:table-cell>
          <table:table-cell office:value-type="string" calcext:value-type="string">
            <text:p>This value can be used to select the number of bits to use to determine the random offset to the base address of vma regions resulting from mmap allocations for compatible applications This value will be bounded by the architecture's minimum and maximum supported values. <text:s/>This value can be changed after boot using the /proc/sys/vm/mmap_rnd_compat_bits tunable</text:p>
          </table:table-cell>
          <table:table-cell table:number-columns-repeated="1022"/>
        </table:table-row>
        <table:table-row table:style-name="ro1">
          <table:table-cell office:value-type="string" calcext:value-type="string">
            <text:p>DEBUG_STACK_USAGE</text:p>
          </table:table-cell>
          <table:table-cell office:value-type="string" calcext:value-type="string">
            <text:p>Enables the display of the minimum amount of free stack which each task has ever had available in the sysrq-T and sysrq-P debug output. <text:s/>This option will slow down process creation somewhat.</text:p>
          </table:table-cell>
          <table:table-cell table:number-columns-repeated="1022"/>
        </table:table-row>
        <table:table-row table:style-name="ro1">
          <table:table-cell office:value-type="string" calcext:value-type="string">
            <text:p>SCHED_DEBUG</text:p>
          </table:table-cell>
          <table:table-cell office:value-type="string" calcext:value-type="string">
            <text:p>If you say Y here, the /proc/sched_debug file will be provided that can help debug the scheduler. The runtime overhead of this option is minimal.</text:p>
          </table:table-cell>
          <table:table-cell table:number-columns-repeated="1022"/>
        </table:table-row>
        <table:table-row table:style-name="ro1">
          <table:table-cell office:value-type="string" calcext:value-type="string">
            <text:p>SCHED_STACK_END_CHECK</text:p>
          </table:table-cell>
          <table:table-cell office:value-type="string" calcext:value-type="string">
            <text:p>This option checks for a stack overrun on calls to schedule(). If the stack end location is found to be over written always panic as the content of the corrupted region can no longer be trusted. This is to ensure no erroneous behaviour occurs which could result in data corruption or a sporadic crash at a later stage once the region is examined. The runtime overhead introduced is minimal.</text:p>
          </table:table-cell>
          <table:table-cell table:number-columns-repeated="1022"/>
        </table:table-row>
        <table:table-row table:style-name="ro1">
          <table:table-cell office:value-type="string" calcext:value-type="string">
            <text:p>DEFAULT_HOSTNAME</text:p>
          </table:table-cell>
          <table:table-cell office:value-type="string" calcext:value-type="string">
            <text:p>This option determines the default system hostname before userspace calls sethostname(2). The kernel traditionally uses (none) here, but you may wish to use a different default here to make a minimal system more usable with less configuration.</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SLUB</text:p>
          </table:table-cell>
          <table:table-cell office:value-type="string" calcext:value-type="string">
            <text:p>SLUB is a slab allocator that minimizes cache line usage instead of managing queues of cached objects (SLAB approach). Per cpu caching is realized using slabs of objects instead of queues of objects. SLUB can use memory efficiently and has enhanced diagnostics. SLUB is the default choice for a slab allocator.</text:p>
          </table:table-cell>
          <table:table-cell table:number-columns-repeated="1022"/>
        </table:table-row>
        <table:table-row table:style-name="ro1">
          <table:table-cell office:value-type="string" calcext:value-type="string">
            <text:p>IOSCHED_NOOP</text:p>
          </table:table-cell>
          <table:table-cell office:value-type="string" calcext:value-type="string">
            <text:p>The no-op I/O scheduler is a minimal scheduler that does basic merging and sorting. Its main uses include non-disk based block devices like memory devices, and specialised software or hardware environments that do their own scheduling and require only minimal assistance from the kernel.</text:p>
          </table:table-cell>
          <table:table-cell table:number-columns-repeated="1022"/>
        </table:table-row>
        <table:table-row table:style-name="ro1">
          <table:table-cell office:value-type="string" calcext:value-type="string">
            <text:p>NOMMU_INITIAL_TRIM_EXCESS</text:p>
          </table:table-cell>
          <table:table-cell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TCP_CONG_BBR</text:p>
          </table:table-cell>
          <table:table-cell office:value-type="string" calcext:value-type="string">
            <text:p>BBR (Bottleneck Bandwidth and RTT) TCP congestion control aims to maximize network utilization and minimize queues. It builds an explicit model of the the bottleneck delivery rate and path round-trip propagation delay. It tolerates packet loss and delay unrelated to congestion. It can operate over LAN, WAN, cellular, wifi, or cable modem links. It can coexist with flows that use loss-based congestion control, and can operate with shallow buffers, deep buffers, bufferbloat, policers, or AQM schemes that do not provide a delay signal. It requires the fq (Fair Queue) pacing packet scheduler.</text:p>
          </table:table-cell>
          <table:table-cell table:number-columns-repeated="1022"/>
        </table:table-row>
        <table:table-row table:style-name="ro1">
          <table:table-cell office:value-type="string" calcext:value-type="string">
            <text:p>IP_VS_NQ</text:p>
          </table:table-cell>
          <table:table-cell office:value-type="string" calcext:value-type="string">
            <text:p>The never queue scheduling algorithm adopts a two-speed model. When there is an idle server available, the job will be sent to the idle server, instead of waiting for a fast one. When there is no idle server available, the job will be sent to the server that minimize its expected delay (The Shortest Expected Delay scheduling algorithm). <text:s/>If you want to compile it in kernel, say Y. To compile it as a module, choose M here. If unsure, say N.</text:p>
          </table:table-cell>
          <table:table-cell table:number-columns-repeated="1022"/>
        </table:table-row>
        <table:table-row table:style-name="ro1">
          <table:table-cell office:value-type="string" calcext:value-type="string">
            <text:p>ATM</text:p>
          </table:table-cell>
          <table:table-cell office:value-type="string" calcext:value-type="string">
            <text:p>ATM is a high-speed networking technology for Local Area Networks and Wide Area Networks. <text:s/>It uses a fixed packet size and is connection oriented, allowing for the negotiation of minimum bandwidth requirements. <text:s/>In order to participate in an ATM network, your Linux box needs an ATM networking card. If you have that, say Y here and to the driver of your ATM card below. <text:s/>Note that you need a set of user-space programs to actually make use of ATM. <text:s/>See the file &lt;file:Documentation/networking/atm.txt&gt; for further details.</text:p>
          </table:table-cell>
          <table:table-cell table:number-columns-repeated="1022"/>
        </table:table-row>
        <table:table-row table:style-name="ro1">
          <table:table-cell office:value-type="string" calcext:value-type="string">
            <text:p>NET_SCHED</text:p>
          </table:table-cell>
          <table:table-cell office:value-type="string" calcext:value-type="string">
            <text:p>When the kernel has several packets to send out over a network device, it has to decide which ones to send first, which ones to delay, and which ones to drop. This is the job of the queueing disciplines, several different algorithms for how to do this fairly have been proposed. <text:s/>If you say N here, you will get the standard packet scheduler, which is a FIFO (first come, first served). If you say Y here, you will be able to choose from among several alternative algorithms which can then be attached to different network devices. This is useful for example if some of your network devices are real time devices that need a certain minimum data flow rate, or if you need to limit the maximum data flow rate for traffic which matches specified criteria. This code is considered to be experimental. <text:s/>To administer these schedulers, you'll need the user-level utilities from the package iproute2+tc at &lt;https://www.kernel.org/pub/linux/utils/net/iproute2/&gt;. <text:s/>That package also contains some documentation. for more, check out &lt;http://www.linuxfoundation.org/collaborate/workgroups/networking/iproute2&gt;. <text:s/>This Quality of Service (QoS) support will enable you to use Differentiated Services (diffserv) and Resource Reservation Protocol (RSVP) on your Linux router if you also say Y to the corresponding classifiers below. <text:s/>Documentation and software is at &lt;http://diffserv.sourceforge.net/&gt;. <text:s/>If you say Y here and to /proc file system below, you will be able to read status information about packet schedulers from the file /proc/net/psched. <text:s/>The available schedulers are listed in the following questions. you can say Y to as many as you like. If unsure, say N now.</text:p>
          </table:table-cell>
          <table:table-cell table:number-columns-repeated="1022"/>
        </table:table-row>
        <table:table-row table:style-name="ro1">
          <table:table-cell office:value-type="string" calcext:value-type="string">
            <text:p>NET_CLS_RSVP</text:p>
          </table:table-cell>
          <table:table-cell office:value-type="string" calcext:value-type="string">
            <text:p>The Resource Reservation Protocol (RSVP) permits end systems to request a minimum and maximum data flow rate for a connection. this is important for real time data such as streaming sound or video. <text:s/>Say Y here if you want to be able to classify outgoing packets based on their RSVP requests. <text:s/>To compile this code as a module, choose M here: the module will be called cls_rsvp.</text:p>
          </table:table-cell>
          <table:table-cell table:number-columns-repeated="1022"/>
        </table:table-row>
        <table:table-row table:style-name="ro1">
          <table:table-cell office:value-type="string" calcext:value-type="string">
            <text:p>NET_CLS_RSVP6</text:p>
          </table:table-cell>
          <table:table-cell office:value-type="string" calcext:value-type="string">
            <text:p>The Resource Reservation Protocol (RSVP) permits end systems to request a minimum and maximum data flow rate for a connection. this is important for real time data such as streaming sound or video. <text:s/>Say Y here if you want to be able to classify outgoing packets based on their RSVP requests and you are using the IPv6 protocol. <text:s/>To compile this code as a module, choose M here: the module will be called cls_rsvp6.</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DECOMP_SINGLE</text:p>
          </table:table-cell>
          <table:table-cell office:value-type="string" calcext:value-type="string">
            <text:p>Traditionally Squashfs has used single-threaded decompression. Only one block (data or metadata) can be decompressed at any one time. <text:s/>This limits CPU and memory usage to a minimum.</text:p>
          </table:table-cell>
          <table:table-cell table:number-columns-repeated="1022"/>
        </table:table-row>
        <table:table-row table:style-name="ro1">
          <table:table-cell office:value-type="string" calcext:value-type="string">
            <text:p>NFSD_FLEXFILELAYOUT</text:p>
          </table:table-cell>
          <table:table-cell office:value-type="string" calcext:value-type="string">
            <text:p>This option enables support for the exporting pNFS Flex File layouts in the kernel's NFS server. The pNFS Flex File <text:s/>layout enables NFS clients to directly perform I/O to NFSv3 devices accesible to both the server and the clients. <text:s/>See draft-ietf-nfsv4-flex-files for more details. <text:s/>Warning, this server implements the bare minimum functionality to be a flex file server - it is for testing the client, not for use in production. <text:s/>If unsure, say N.</text:p>
          </table:table-cell>
          <table:table-cell table:number-columns-repeated="1022"/>
        </table:table-row>
        <table:table-row table:style-name="ro1">
          <table:table-cell office:value-type="string" calcext:value-type="string">
            <text:p>CMDLINE</text:p>
          </table:table-cell>
          <table:table-cell office:value-type="string" calcext:value-type="string">
            <text:p>If you don't have a boot loader capable of passing a command line string to the kernel, you may specify one here. As a minimum, you should specify the memory size and the root device (e.g., mem=8M, root=/dev/nfs).</text:p>
          </table:table-cell>
          <table:table-cell table:number-columns-repeated="1022"/>
        </table:table-row>
        <table:table-row table:style-name="ro1">
          <table:table-cell office:value-type="string" calcext:value-type="string">
            <text:p>NIOS2_DCACHE_LINE_SIZE</text:p>
          </table:table-cell>
          <table:table-cell office:value-type="string" calcext:value-type="string">
            <text:p>Minimum possible data cache line size.</text:p>
          </table:table-cell>
          <table:table-cell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STACK_GUARD</text:p>
          </table:table-cell>
          <table:table-cell office:value-type="string" calcext:value-type="string">
            <text:p>This allows you to specify the size of the guard area at the lower end of the kernel stack. If the kernel stack points into the guard area on function entry an illegal operation is triggered. The size needs to be a power of 2. Please keep in mind that the size of an interrupt frame is 184 bytes for 31 bit and 328 bytes on 64 bit. The minimum size for the stack guard should be 256 for 31 bit and 512 for 64 bit.</text:p>
          </table:table-cell>
          <table:table-cell table:number-columns-repeated="1022"/>
        </table:table-row>
        <table:table-row table:style-name="ro1">
          <table:table-cell office:value-type="string" calcext:value-type="string">
            <text:p>PARAVIRT_SPINLOCKS</text:p>
          </table:table-cell>
          <table:table-cell office:value-type="string" calcext:value-type="string">
            <text:p>Paravirtualized spinlocks allow a pvops backend to replace the spinlock implementation with something virtualization-friendly (for example, block the virtual CPU rather than spinning). <text:s/>It has a minimal impact on native kernels and gives a nice performance benefit on paravirtualized KVM / Xen kernels. <text:s/>If you are unsure how to answer this question, answer Y.</text:p>
          </table:table-cell>
          <table:table-cell table:number-columns-repeated="1022"/>
        </table:table-row>
        <table:table-row table:style-name="ro1">
          <table:table-cell office:value-type="string" calcext:value-type="string">
            <text:p>CBE_CPUFREQ_SPU_GOVERNOR</text:p>
          </table:table-cell>
          <table:table-cell office:value-type="string" calcext:value-type="string">
            <text:p>This governor checks for spu usage to adjust the cpu frequency. If no spu is running on a given cpu, that cpu will be throttled to the minimal possible frequency.</text:p>
          </table:table-cell>
          <table:table-cell table:number-columns-repeated="1022"/>
        </table:table-row>
        <table:table-row table:style-name="ro1">
          <table:table-cell office:value-type="string" calcext:value-type="string">
            <text:p>KVM_BOOK3S_HV_EXIT_TIMING</text:p>
          </table:table-cell>
          <table:table-cell office:value-type="string" calcext:value-type="string">
            <text:p>Calculate time taken for each vcpu in the real-mode guest entry, exit, and interrupt handling code, plus time spent in the guest and in nap mode due to idle (cede) while other threads are still in the guest. <text:s/>The total, minimum and maximum times in nanoseconds together with the number of executions are reported in debugfs in kvm/vm#/vcpu#/timings. <text:s/>The overhead is of the order of 30 - 40 ns per exit on POWER8. <text:s/>If unsure, say N.</text:p>
          </table:table-cell>
          <table:table-cell table:number-columns-repeated="1022"/>
        </table:table-row>
        <table:table-row table:style-name="ro1">
          <table:table-cell office:value-type="string" calcext:value-type="string">
            <text:p>HIGHMEM</text:p>
          </table:table-cell>
          <table:table-cell office:value-type="string" calcext:value-type="string">
            <text:p>The address space of ARM processors is only 4 Gigabytes large and it has to accommodate user address space, kernel address space as well as some memory mapped IO. That means that, if you have a large amount of physical memory and/or IO, not all of the memory can be permanently mapped by the kernel. The physical memory that is not permanently mapped is called high memory. <text:s/>Depending on the selected kernel/user memory split, minimum vmalloc space and actual amount of RAM, you may not need this option which should result in a slightly faster kernel. <text:s/>If unsure, say n.</text:p>
          </table:table-cell>
          <table:table-cell table:number-columns-repeated="1022"/>
        </table:table-row>
        <table:table-row table:style-name="ro1">
          <table:table-cell office:value-type="string" calcext:value-type="string">
            <text:p>XTENSA</text:p>
          </table:table-cell>
          <table:table-cell office:value-type="string" calcext:value-type="string">
            <text:p>Xtensa processors are 32-bit RISC machines designed by Tensilica primarily for embedded systems. <text:s/>These processors are both configurable and extensible. <text:s/>The Linux port to the Xtensa architecture supports all processor configurations and extensions, with reasonable minimum requirements. <text:s/>The Xtensa Linux project has a home page at &lt;http://www.linux-xtensa.org/&gt;.</text:p>
          </table:table-cell>
          <table:table-cell table:number-columns-repeated="1022"/>
        </table:table-row>
        <table:table-row table:style-name="ro1">
          <table:table-cell office:value-type="string" calcext:value-type="string">
            <text:p>BLK_DEV_SIMDISK_COUNT</text:p>
          </table:table-cell>
          <table:table-cell office:value-type="string" calcext:value-type="string">
            <text:p>This is the default minimal number of created block devices. Kernel/module parameter 'simdisk_count' may be used to change this value at runtime. More file names (but no more than 10) may be specified as parameters, simdisk_count grows accordingly.</text:p>
          </table:table-cell>
          <table:table-cell table:number-columns-repeated="1022"/>
        </table:table-row>
        <table:table-row table:style-name="ro1">
          <table:table-cell office:value-type="string" calcext:value-type="string">
            <text:p>PAGE_SIZE_4KB</text:p>
          </table:table-cell>
          <table:table-cell office:value-type="string" calcext:value-type="string">
            <text:p>This option select the standard 4kB Linux page size. <text:s/>On some R3000-family processors this is the only available page size. <text:s/>Using 4kB page size will minimize memory consumption and is therefore recommended for low memory systems.</text:p>
          </table:table-cell>
          <table:table-cell table:number-columns-repeated="1022"/>
        </table:table-row>
        <table:table-row table:style-name="ro1">
          <table:table-cell office:value-type="string" calcext:value-type="string">
            <text:p>ARC_BUILTIN_DTB_NAME</text:p>
          </table:table-cell>
          <table:table-cell office:value-type="string" calcext:value-type="string">
            <text:p>Set the name of the DTB to embed in the vmlinux binary Leaving it blank selects the minimal skeleton dtb</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51:04.8627305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51:25.649338845</dc:date>
    <meta:editing-duration>PT1M29S</meta:editing-duration>
    <meta:editing-cycles>4</meta:editing-cycles>
    <meta:document-statistic meta:table-count="1" meta:cell-count="106" meta:object-count="0"/>
  </office:meta>
</office:document-meta>
</file>